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Voter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3<text:span text:style-name="T1">rd</text:span></text:p>
          </table:table-cell>
        </table:table-row>
        <table:table-row table:style-name="ro1">
          <table:table-cell office:value-type="string" calcext:value-type="string">
            <text:p>An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hlo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yl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El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r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eorg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iz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sh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Jac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Kal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aky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adi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Oche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ak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Quin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ile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 style:data-style-name="N2" text:time-value="10:18:21.5255842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1T13:06:51.913088456</meta:creation-date>
    <meta:generator>LibreOffice/7.2.3.2$Linux_X86_64 LibreOffice_project/20$Build-2</meta:generator>
    <dc:date>2022-01-16T10:22:10.479764277</dc:date>
    <meta:editing-duration>PT3M49S</meta:editing-duration>
    <meta:editing-cycles>1</meta:editing-cycles>
    <meta:document-statistic meta:table-count="1" meta:cell-count="76" meta:object-count="0"/>
  </office:meta>
</office:document-meta>
</file>